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weight="bold" style:font-weight-asian="bold" style:font-weight-complex="bold"/>
    </style:style>
    <style:style style:name="P3" style:family="paragraph" style:parent-style-name="Standard">
      <style:paragraph-properties fo:text-align="center" style:justify-single-word="false"/>
      <style:text-properties style:font-name="Arial1" fo:font-weight="bold" style:font-weight-asian="bold" style:font-weight-complex="bold"/>
    </style:style>
    <style:style style:name="P4" style:family="paragraph" style:parent-style-name="Standard">
      <style:text-properties style:font-name="Arial1" fo:font-weight="bold" officeooo:rsid="000dfbd2" officeooo:paragraph-rsid="002a7494" style:font-weight-asian="bold" style:font-weight-complex="bold"/>
    </style:style>
    <style:style style:name="P5" style:family="paragraph" style:parent-style-name="Standard">
      <style:text-properties style:font-name="Arial1" fo:font-weight="bold" officeooo:rsid="002904a2" officeooo:paragraph-rsid="002904a2" style:font-weight-asian="bold" style:font-weight-complex="bold"/>
    </style:style>
    <style:style style:name="P6" style:family="paragraph" style:parent-style-name="Standard">
      <style:text-properties style:font-name="Arial1" fo:font-weight="bold" officeooo:paragraph-rsid="002a7494" style:font-weight-asian="bold" style:font-weight-complex="bold"/>
    </style:style>
    <style:style style:name="P7" style:family="paragraph" style:parent-style-name="Standard">
      <style:text-properties style:font-name="Arial1" fo:font-weight="normal" style:font-weight-asian="normal" style:font-weight-complex="normal"/>
    </style:style>
    <style:style style:name="P8" style:family="paragraph" style:parent-style-name="Standard">
      <style:paragraph-properties fo:text-align="center" style:justify-single-word="false"/>
      <style:text-properties style:font-name="Arial1" fo:font-weight="normal" officeooo:rsid="001c3957" officeooo:paragraph-rsid="001c3957" style:font-weight-asian="normal" style:font-weight-complex="normal"/>
    </style:style>
    <style:style style:name="P9" style:family="paragraph" style:parent-style-name="Standard">
      <style:text-properties style:font-name="Arial1" fo:font-weight="normal" officeooo:rsid="000dfbd2" officeooo:paragraph-rsid="002a7494" style:font-weight-asian="normal" style:font-weight-complex="normal"/>
    </style:style>
    <style:style style:name="P10" style:family="paragraph" style:parent-style-name="Standard">
      <style:text-properties style:font-name="Arial1" fo:font-weight="normal" officeooo:rsid="00100d07" officeooo:paragraph-rsid="002a7494" style:font-weight-asian="normal" style:font-weight-complex="normal"/>
    </style:style>
    <style:style style:name="P11" style:family="paragraph" style:parent-style-name="Standard">
      <style:text-properties style:font-name="Arial1" fo:font-weight="normal" officeooo:rsid="002904a2" officeooo:paragraph-rsid="002904a2" style:font-weight-asian="normal" style:font-weight-complex="normal"/>
    </style:style>
    <style:style style:name="P12" style:family="paragraph" style:parent-style-name="Standard">
      <style:text-properties style:font-name="Arial1" fo:font-weight="normal" officeooo:rsid="002a7494" officeooo:paragraph-rsid="002a7494" style:font-weight-asian="normal" style:font-weight-complex="normal"/>
    </style:style>
    <style:style style:name="P13" style:family="paragraph" style:parent-style-name="Standard">
      <style:text-properties style:font-name="Arial1" fo:font-weight="normal" officeooo:paragraph-rsid="002a7494" style:font-weight-asian="normal" style:font-weight-complex="normal"/>
    </style:style>
    <style:style style:name="P14" style:family="paragraph" style:parent-style-name="Standard">
      <style:text-properties style:font-name="Arial1" style:text-underline-style="solid" style:text-underline-width="auto" style:text-underline-color="font-color"/>
    </style:style>
    <style:style style:name="P15" style:family="paragraph" style:parent-style-name="Standard">
      <style:text-properties style:font-name="Arial1" style:text-underline-style="solid" style:text-underline-width="auto" style:text-underline-color="font-color" officeooo:rsid="000dfbd2" officeooo:paragraph-rsid="000dfbd2"/>
    </style:style>
    <style:style style:name="P16" style:family="paragraph" style:parent-style-name="Standard">
      <style:text-properties style:font-name="Arial1" style:text-underline-style="solid" style:text-underline-width="auto" style:text-underline-color="font-color" officeooo:rsid="002904a2" officeooo:paragraph-rsid="002904a2"/>
    </style:style>
    <style:style style:name="P17" style:family="paragraph" style:parent-style-name="Standard">
      <style:text-properties style:font-name="Arial1" style:text-underline-style="solid" style:text-underline-width="auto" style:text-underline-color="font-color" officeooo:rsid="0029c6f3" officeooo:paragraph-rsid="0029c6f3"/>
    </style:style>
    <style:style style:name="P18" style:family="paragraph" style:parent-style-name="Standard">
      <style:text-properties style:font-name="Arial1" style:text-underline-style="solid" style:text-underline-width="auto" style:text-underline-color="font-color" officeooo:rsid="002a7494" officeooo:paragraph-rsid="002a7494"/>
    </style:style>
    <style:style style:name="P19" style:family="paragraph" style:parent-style-name="Standard">
      <style:text-properties style:font-name="Arial1" officeooo:rsid="000d4862" officeooo:paragraph-rsid="000d4862"/>
    </style:style>
    <style:style style:name="P20" style:family="paragraph" style:parent-style-name="Standard">
      <style:text-properties style:font-name="Arial1" officeooo:paragraph-rsid="000d4862"/>
    </style:style>
    <style:style style:name="P21" style:family="paragraph" style:parent-style-name="Standard">
      <style:text-properties style:font-name="Arial1" officeooo:rsid="000dfbd2" officeooo:paragraph-rsid="002904a2"/>
    </style:style>
    <style:style style:name="P22" style:family="paragraph" style:parent-style-name="Standard">
      <style:text-properties style:font-name="Arial1" officeooo:rsid="000dfbd2" officeooo:paragraph-rsid="000dfbd2"/>
    </style:style>
    <style:style style:name="P23" style:family="paragraph" style:parent-style-name="Standard">
      <style:text-properties style:font-name="Arial1" officeooo:rsid="000dfbd2" officeooo:paragraph-rsid="002a7494"/>
    </style:style>
    <style:style style:name="P24" style:family="paragraph" style:parent-style-name="Standard">
      <style:text-properties style:font-name="Arial1" style:text-underline-style="none" officeooo:rsid="002904a2" officeooo:paragraph-rsid="002904a2"/>
    </style:style>
    <style:style style:name="P25" style:family="paragraph" style:parent-style-name="Standard">
      <style:text-properties style:font-name="Arial1" style:text-underline-style="none" fo:font-weight="bold" officeooo:rsid="002a7494" officeooo:paragraph-rsid="002a7494" style:font-weight-asian="bold" style:font-weight-complex="bold"/>
    </style:style>
    <style:style style:name="P26" style:family="paragraph" style:parent-style-name="Standard">
      <style:text-properties style:font-name="Arial1" style:text-underline-style="none" officeooo:rsid="00297cb6" officeooo:paragraph-rsid="00297cb6"/>
    </style:style>
    <style:style style:name="P27" style:family="paragraph" style:parent-style-name="Standard">
      <style:text-properties style:font-name="Arial1" style:text-underline-style="none" officeooo:rsid="002a7494" officeooo:paragraph-rsid="002a7494"/>
    </style:style>
    <style:style style:name="P28" style:family="paragraph" style:parent-style-name="Standard">
      <style:text-properties style:font-name="Arial1" officeooo:rsid="0025f48c" officeooo:paragraph-rsid="0025f48c"/>
    </style:style>
    <style:style style:name="P29" style:family="paragraph" style:parent-style-name="Standard">
      <style:text-properties style:font-name="Arial1" officeooo:rsid="00274753" officeooo:paragraph-rsid="00274753"/>
    </style:style>
    <style:style style:name="P30" style:family="paragraph" style:parent-style-name="Standard">
      <style:text-properties style:font-name="Arial1" officeooo:rsid="0029c6f3" officeooo:paragraph-rsid="0029c6f3"/>
    </style:style>
    <style:style style:name="P31" style:family="paragraph" style:parent-style-name="Standard">
      <style:text-properties style:font-name="Arial1" officeooo:rsid="002a1e24" officeooo:paragraph-rsid="002a7494"/>
    </style:style>
    <style:style style:name="P32" style:family="paragraph" style:parent-style-name="Standard">
      <style:text-properties style:font-name="Arial1" fo:font-style="italic" fo:font-weight="normal" officeooo:rsid="000dfbd2" officeooo:paragraph-rsid="002a7494" style:font-style-asian="italic" style:font-weight-asian="normal" style:font-style-complex="italic" style:font-weight-complex="normal"/>
    </style:style>
    <style:style style:name="P33" style:family="paragraph" style:parent-style-name="Standard">
      <style:text-properties style:font-name="Arial1" fo:font-style="italic" style:text-underline-style="none" officeooo:rsid="002a7494" officeooo:paragraph-rsid="002a7494" style:font-style-asian="italic" style:font-style-complex="italic"/>
    </style:style>
    <style:style style:name="P34" style:family="paragraph" style:parent-style-name="Standard">
      <style:text-properties style:font-name="Arial1" fo:font-style="normal" fo:font-weight="normal" officeooo:rsid="000dfbd2" officeooo:paragraph-rsid="002a7494" style:font-style-asian="normal" style:font-weight-asian="normal" style:font-style-complex="normal" style:font-weight-complex="normal"/>
    </style:style>
    <style:style style:name="P35" style:family="paragraph" style:parent-style-name="Standard">
      <style:text-properties style:font-name="Arial1" officeooo:paragraph-rsid="002a7494"/>
    </style:style>
    <style:style style:name="P36" style:family="paragraph" style:parent-style-name="Standard">
      <style:text-properties style:font-name="Arial1" officeooo:rsid="002a7494" officeooo:paragraph-rsid="002a7494"/>
    </style:style>
    <style:style style:name="P37" style:family="paragraph" style:parent-style-name="Standard">
      <style:text-properties style:font-name="Arial1" officeooo:rsid="002e10ae" officeooo:paragraph-rsid="002e10ae"/>
    </style:style>
    <style:style style:name="P38" style:family="paragraph" style:parent-style-name="Standard" style:list-style-name="L1">
      <style:text-properties style:font-name="Arial1" officeooo:rsid="000d4862" officeooo:paragraph-rsid="000d4862"/>
    </style:style>
    <style:style style:name="P39" style:family="paragraph" style:parent-style-name="Standard" style:list-style-name="L1">
      <style:text-properties style:font-name="Arial1" officeooo:rsid="0025f48c" officeooo:paragraph-rsid="0025f48c"/>
    </style:style>
    <style:style style:name="P40" style:family="paragraph" style:parent-style-name="Standard" style:list-style-name="L3">
      <style:text-properties style:font-name="Arial1" officeooo:rsid="0025f48c" officeooo:paragraph-rsid="002e89e4"/>
    </style:style>
    <style:style style:name="P41" style:family="paragraph" style:parent-style-name="Standard" style:list-style-name="L2">
      <style:text-properties style:font-name="Arial1" officeooo:rsid="002a7494" officeooo:paragraph-rsid="002a7494"/>
    </style:style>
    <style:style style:name="P42" style:family="paragraph" style:parent-style-name="Standard">
      <style:text-properties style:font-name="Arial1" officeooo:rsid="002a7494" officeooo:paragraph-rsid="002a7494"/>
    </style:style>
    <style:style style:name="P43" style:family="paragraph" style:parent-style-name="Standard">
      <style:text-properties style:font-name="Arial1" officeooo:rsid="00274753" officeooo:paragraph-rsid="0025f48c"/>
    </style:style>
    <style:style style:name="P44" style:family="paragraph" style:parent-style-name="Standard" style:list-style-name="L5">
      <style:text-properties style:font-name="Arial1" officeooo:rsid="000dfbd2" officeooo:paragraph-rsid="002904a2"/>
    </style:style>
    <style:style style:name="P45" style:family="paragraph" style:parent-style-name="Standard" style:list-style-name="L8">
      <style:text-properties style:font-name="Arial1" officeooo:rsid="000dfbd2" officeooo:paragraph-rsid="002a7494"/>
    </style:style>
    <style:style style:name="P46" style:family="paragraph" style:parent-style-name="Standard" style:list-style-name="L6">
      <style:text-properties style:font-name="Arial1" fo:font-weight="normal" officeooo:rsid="002904a2" officeooo:paragraph-rsid="002904a2" style:font-weight-asian="normal" style:font-weight-complex="normal"/>
    </style:style>
    <style:style style:name="P47" style:family="paragraph" style:parent-style-name="Standard" style:list-style-name="L9">
      <style:text-properties style:font-name="Arial1" fo:font-weight="normal" officeooo:rsid="000dfbd2" officeooo:paragraph-rsid="002a7494" style:font-weight-asian="normal" style:font-weight-complex="normal"/>
    </style:style>
    <style:style style:name="P48" style:family="paragraph" style:parent-style-name="Standard" style:list-style-name="L10">
      <style:text-properties style:font-name="Arial1" fo:font-weight="normal" officeooo:rsid="000dfbd2" officeooo:paragraph-rsid="002a7494" style:font-weight-asian="normal" style:font-weight-complex="normal"/>
    </style:style>
    <style:style style:name="P49" style:family="paragraph" style:parent-style-name="Standard" style:list-style-name="L12">
      <style:text-properties style:font-name="Arial1" fo:font-weight="normal" style:font-weight-asian="normal" style:font-weight-complex="normal"/>
    </style:style>
    <style:style style:name="P50" style:family="paragraph" style:parent-style-name="Standard" style:list-style-name="L10">
      <style:text-properties style:font-name="Arial1" fo:font-weight="normal" officeooo:rsid="00315d39" officeooo:paragraph-rsid="00315d39" style:font-weight-asian="normal" style:font-weight-complex="normal"/>
    </style:style>
    <style:style style:name="P51" style:family="paragraph" style:parent-style-name="Standard" style:list-style-name="L7">
      <style:text-properties style:font-name="Arial1" style:text-underline-style="none" officeooo:rsid="00297cb6" officeooo:paragraph-rsid="00297cb6"/>
    </style:style>
    <style:style style:name="P52" style:family="paragraph" style:parent-style-name="Standard" style:list-style-name="L11">
      <style:text-properties style:font-name="Arial1" style:text-underline-style="none" officeooo:rsid="002a7494" officeooo:paragraph-rsid="002e10ae"/>
    </style:style>
    <style:style style:name="P53" style:family="paragraph" style:parent-style-name="Standard" style:list-style-name="L12">
      <style:text-properties style:font-name="Arial1" style:text-underline-style="none" officeooo:rsid="002a7494" officeooo:paragraph-rsid="002a7494"/>
    </style:style>
    <style:style style:name="P54" style:family="paragraph" style:parent-style-name="Standard">
      <style:text-properties style:font-name="Arial1" style:text-underline-style="none" officeooo:rsid="002a7494" officeooo:paragraph-rsid="002e10ae"/>
    </style:style>
    <style:style style:name="P55" style:family="paragraph" style:parent-style-name="Standard">
      <style:text-properties style:font-name="Arial1" style:text-underline-style="none" fo:font-weight="normal" officeooo:rsid="0030d397" officeooo:paragraph-rsid="0030d397" style:font-weight-asian="normal" style:font-weight-complex="normal"/>
    </style:style>
    <style:style style:name="P56" style:family="paragraph" style:parent-style-name="Standard" style:list-style-name="L1">
      <style:text-properties style:font-name="Arial1" officeooo:rsid="0030d397" officeooo:paragraph-rsid="0030d397"/>
    </style:style>
    <style:style style:name="P57" style:family="paragraph" style:parent-style-name="Standard" style:list-style-name="L12">
      <style:text-properties style:font-name="Arial1" fo:font-weight="bold" style:font-weight-asian="bold" style:font-weight-complex="bold"/>
    </style:style>
    <style:style style:name="P58" style:family="paragraph" style:parent-style-name="Standard">
      <style:text-properties style:font-name="Arial1" fo:font-weight="bold" officeooo:rsid="0030d397" officeooo:paragraph-rsid="0030d397" style:font-weight-asian="bold" style:font-weight-complex="bold"/>
    </style:style>
    <style:style style:name="P59" style:family="paragraph" style:parent-style-name="Standard">
      <style:text-properties style:font-name="Arial1" style:text-underline-style="solid" style:text-underline-width="auto" style:text-underline-color="font-color" fo:font-weight="normal" officeooo:rsid="0030d397" officeooo:paragraph-rsid="0030d397" style:font-weight-asian="normal" style:font-weight-complex="normal"/>
    </style:style>
    <style:style style:name="P60" style:family="paragraph" style:parent-style-name="Standard">
      <style:text-properties style:font-name="Arial1" officeooo:rsid="002e10ae" officeooo:paragraph-rsid="002e10ae"/>
    </style:style>
    <style:style style:name="P61" style:family="paragraph" style:parent-style-name="Standard">
      <style:text-properties style:font-name="Arial1" officeooo:paragraph-rsid="000d4862"/>
    </style:style>
    <style:style style:name="P62" style:family="paragraph" style:parent-style-name="Standard">
      <style:text-properties style:font-name="Arial1" officeooo:rsid="00334c3c" officeooo:paragraph-rsid="00334c3c"/>
    </style:style>
    <style:style style:name="P63" style:family="paragraph" style:parent-style-name="Standard" style:list-style-name="L13">
      <style:text-properties style:font-name="Arial1" officeooo:rsid="00334c3c" officeooo:paragraph-rsid="00334c3c"/>
    </style:style>
    <style:style style:name="T1" style:family="text">
      <style:text-properties fo:font-weight="bold" style:font-weight-asian="bold" style:font-weight-complex="bold"/>
    </style:style>
    <style:style style:name="T2" style:family="text">
      <style:text-properties fo:font-weight="bold" officeooo:rsid="000dfbd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dfbd2" style:font-weight-asian="normal" style:font-weight-complex="normal"/>
    </style:style>
    <style:style style:name="T5" style:family="text">
      <style:text-properties officeooo:rsid="000d4862"/>
    </style:style>
    <style:style style:name="T6" style:family="text">
      <style:text-properties officeooo:rsid="000dfbd2"/>
    </style:style>
    <style:style style:name="T7" style:family="text">
      <style:text-properties officeooo:rsid="001dac70"/>
    </style:style>
    <style:style style:name="T8" style:family="text">
      <style:text-properties officeooo:rsid="001fa13b"/>
    </style:style>
    <style:style style:name="T9" style:family="text">
      <style:text-properties officeooo:rsid="0025f48c"/>
    </style:style>
    <style:style style:name="T10" style:family="text">
      <style:text-properties style:text-underline-style="solid" style:text-underline-width="auto" style:text-underline-color="font-color"/>
    </style:style>
    <style:style style:name="T11" style:family="text">
      <style:text-properties officeooo:rsid="002904a2"/>
    </style:style>
    <style:style style:name="T12" style:family="text">
      <style:text-properties fo:font-style="italic" fo:font-weight="normal" officeooo:rsid="000dfbd2" style:font-style-asian="italic" style:font-weight-asian="normal" style:font-style-complex="italic" style:font-weight-complex="normal"/>
    </style:style>
    <style:style style:name="T13" style:family="text">
      <style:text-properties officeooo:rsid="002a7494"/>
    </style:style>
    <style:style style:name="T14" style:family="text">
      <style:text-properties officeooo:rsid="002b08f8"/>
    </style:style>
    <style:style style:name="T15" style:family="text">
      <style:text-properties officeooo:rsid="002ce9cd"/>
    </style:style>
    <style:style style:name="T16" style:family="text">
      <style:text-properties officeooo:rsid="002ee194"/>
    </style:style>
    <style:style style:name="T17" style:family="text">
      <style:text-properties officeooo:rsid="00315d39"/>
    </style:style>
    <style:style style:name="T18" style:family="text">
      <style:text-properties officeooo:rsid="00334c3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 station Météo de l'ASAP Lille</text:p>
      <text:p text:style-name="P8">Le <text:span text:style-name="T13">3 octobre</text:span> 2023</text:p>
      <text:p text:style-name="P1"/>
      <text:p text:style-name="P1">La station météo est composée d'un module central et de plusieurs capteurs. Actuellement il existe 6 types de capteurs qui peuvent être connectés à la station météo. <text:span text:style-name="T5">Cette station propose un point d’accès WIFI qui pourra être utilisé pour suivre les remontées d’information des capteurs dans une page web. Il peut optionnellement être connecté à internet pour initialiser la date et l’heure du jour de sa mise sous tension. </text:span></text:p>
      <text:p text:style-name="P19">Dans le cas où la station n’est pas connectée à internet, la date et l’heure courante sera initialisée en chargeant la page web à cette adresse IP : 192.168.4.1</text:p>
      <text:p text:style-name="P14"/>
      <text:p text:style-name="P15">L’aspect matériel</text:p>
      <text:p text:style-name="P14"/>
      <text:p text:style-name="P20">Le module central de la station météo est composé <text:span text:style-name="T5">d’une carte ESP32-CAM qui est enfichée dans une autre carte qui est utilisée pour la connexion USB (POPESQ® 1 pcs. x ESP32-CAM-MB Programmateur #A4444) pour y injecter le programme et pour l’alimenter. A noter que la fonction CAM de la carte n’est pas utile mais il a été choisi car il embarque une carte SD.</text:span></text:p>
      <text:p text:style-name="P20"><text:span text:style-name="T5">Ce module central est lui est même organisé en plusieurs </text:span><text:span text:style-name="T7">modules logiciels</text:span><text:span text:style-name="T5"> ayant chacun leur </text:span><text:span text:style-name="T14">utilité</text:span><text:span text:style-name="T5">:</text:span></text:p>
      <text:p text:style-name="P20"/>
      <text:list xml:id="list4028371005" text:style-name="L1">
        <text:list-item>
          <text:p text:style-name="P38">Module <text:span text:style-name="T9">FILE </text:span>: il <text:span text:style-name="T9">regroupe les fonctions </text:span><text:s/><text:span text:style-name="T9">qui accèdent <text:s/>aux fichiers de l’application</text:span></text:p>
        </text:list-item>
        <text:list-item>
          <text:p text:style-name="P38">Module <text:span text:style-name="T9">WIFI</text:span> : il <text:span text:style-name="T9">regroupe les fonctions qui permettent</text:span> l<text:span text:style-name="T9">a connexion au réseau WiFi </text:span><text:span text:style-name="T16">et qui gérent la date et l’heure</text:span></text:p>
        </text:list-item>
        <text:list-item>
          <text:p text:style-name="P39">Module ESP_NOW : il regroupe les fonctions qui communiquent avec les capteurs </text:p>
        </text:list-item>
        <text:list-item>
          <text:p text:style-name="P39">Module BOARD : regroupe les fonctions qui gèrent les données d’un capteur</text:p>
        </text:list-item>
        <text:list-item>
          <text:p text:style-name="P39">Module MESURES : il regroupe les fonctions qui gèrent les mesures envoyées par les capteurs</text:p>
        </text:list-item>
        <text:list-item>
          <text:p text:style-name="P56">Module WEBSERVER_MESURES : Il est chargé de répondre à la requête « /getMesures » qui permet d’envoyer une suite de mesures à un <text:span text:style-name="T18">client HTTP</text:span></text:p>
          <text:p text:style-name="P38"/>
        </text:list-item>
      </text:list>
      <text:p text:style-name="P22">Il faudra prévoir un chargeur de téléphone avec prise USB pour alimenter le module central de la station météo.</text:p>
      <text:p text:style-name="P22"/>
      <text:p text:style-name="P36">Le module central prend en charge la gestion des requêtes HTTP envoyées par les navigateurs. </text:p>
      <text:p text:style-name="P62">Liste des requêtes définies dans la version actuelle :</text:p>
      <text:list xml:id="list2233280976" text:style-name="L13">
        <text:list-item>
          <text:p text:style-name="P63">« / » : Retourne le tableau de bord (html <text:s/>et javascript) </text:p>
        </text:list-item>
        <text:list-item>
          <text:p text:style-name="P63">« /sendEvents » : Demande à la carte de renvoyer pour chaque capteur les dernières mesures reçues</text:p>
        </text:list-item>
        <text:list-item>
          <text:p text:style-name="P63">« /getNbMesures » : Renvoie le nombre de mesures contenues dans la carte SD</text:p>
        </text:list-item>
        <text:list-item>
          <text:p text:style-name="P63">« /reset » : Réinitialise le serveur web</text:p>
        </text:list-item>
        <text:list-item>
          <text:p text:style-name="P63">« /getEpochTime » : Renvoie la date et l’heure </text:p>
        </text:list-item>
        <text:list-item>
          <text:p text:style-name="P63">« /setEpochTime?epochtime=xxx » : Définit la date et l’heure du serveur à la valeur du paramètre epochtime</text:p>
        </text:list-item>
        <text:list-item>
          <text:p text:style-name="P63">« /getMesures?from=xxx&amp;to=yyy » : renvoie la suite des mesures à partir de la position définie par la paramètre from (début du fichier si absent)jusqu’à celle définie par le paramètre to (fin du fichier si absent)</text:p>
          <text:p text:style-name="P63"/>
        </text:list-item>
      </text:list>
      <text:p text:style-name="P62"/>
      <text:p text:style-name="P62"><text:s text:c="2"/></text:p>
      <text:p text:style-name="P36"/>
      <text:p text:style-name="P36"><text:soft-page-break/><text:span text:style-name="T1">L’affichage de la page web</text:span> est paramétré par deux fichiers présents sur la carte SD :</text:p>
      <text:list text:style-name="L2">
        <text:list-item>
          <text:p text:style-name="P41"><text:span text:style-name="T1">index.html</text:span> qui contient le cœur de la page web avec le tableau et les javascripts qui vont rendre cette page dynamique en fonction des données reçues par le serveur web. Le container «%boards% » est remplacé par le code html de chacune des mesures définie dans la configuration des capteurs.</text:p>
        </text:list-item>
        <text:list-item>
          <text:p text:style-name="P41"><text:span text:style-name="T1">board.html</text:span> qui contient le fragment html qui décrit comment s’affiche une mesure envoyée par un capteur. <text:s/>Dans ce fichier, <text:span text:style-name="T6">apparaissent les variables %id%, %owner%, %typemesure%, %unite% et %title% propres à chaque type de mesure </text:span>(voir module mesure plus loin dans ce document)<text:span text:style-name="T6">. Bien entendu, entre les caractères % nous retrouvons le nom de chaque variable définie dans le fichier </text:span><text:span text:style-name="T2">board.csv</text:span></text:p>
        </text:list-item>
      </text:list>
      <text:p text:style-name="P36"/>
      <text:p text:style-name="P28"><text:span text:style-name="T10">Le module FILE</text:span> </text:p>
      <text:p text:style-name="P28">Ce module regroupe les fonctions <text:span text:style-name="T5"><text:s/></text:span>qui accèdent <text:s/>aux fichiers de l’application. Dans sa version actuelle, ce module gère les fichiers stockés sur une carte SD.</text:p>
      <text:p text:style-name="P28">Il offre une interface composée d<text:span text:style-name="T15">es</text:span> fonctions :</text:p>
      <text:p text:style-name="P28"/>
      <text:list xml:id="list4230345582" text:style-name="L3">
        <text:list-item>
          <text:p text:style-name="P40">bool setup_File(); // initialise l'acès à la carte SD</text:p>
        </text:list-item>
        <text:list-item>
          <text:p text:style-name="P40">void print_File(char * path); </text:p>
        </text:list-item>
        <text:list-item>
          <text:p text:style-name="P40">String readHtml_File(char * filename); // Retourne le contenu du fichier défini par l'argument filename</text:p>
        </text:list-item>
        <text:list-item>
          <text:p text:style-name="P40">bool testSDCard_File(); // Retourne l'état actuel de la carte SD (pour savoir si elle est opérationnelle)</text:p>
        </text:list-item>
        <text:list-item>
          <text:p text:style-name="P40">bool getSDstatus_File(); // Retounr le dernier état connu de la carte SD</text:p>
        </text:list-item>
        <text:list-item>
          <text:p text:style-name="P40">void append_File(const char * message) ; // ajoute le contenu de message à la fin du fichier mesures.csv</text:p>
        </text:list-item>
        <text:list-item>
          <text:p text:style-name="P40">void writeLog_File(String message); // érit le message à la fin du fichier log.csv</text:p>
        </text:list-item>
      </text:list>
      <text:p text:style-name="P28"/>
      <text:p text:style-name="P28">La présence des fichiers /config.txt et /mesures.csv est indispensable au bon fonctionnement de ce module. </text:p>
      <text:p text:style-name="P28">Le fichier /mesures.csv contient une suite de lignes et chacune des lignes contient la description d’une mesure au format CSV (le caractère ; est utilisé comme séparateur de champs)</text:p>
      <text:p text:style-name="P28"/>
      <text:p text:style-name="P43"/>
      <text:p text:style-name="P29"/>
      <text:p text:style-name="P16">Le module WIFI</text:p>
      <text:p text:style-name="P24">Ce module regroupe les fonctions qui permettent d’initialiser la configuration de l’accès WiFi <text:span text:style-name="T16">et celles qui gèrent la date et l’heure</text:span>. Les données utilisées pour <text:span text:style-name="T16">la</text:span> configuration <text:span text:style-name="T16">de l’accès WiFi </text:span>sont stockées sur la carte SD. </text:p>
      <text:p text:style-name="P21"><text:span text:style-name="T11">E</text:span>l<text:span text:style-name="T11">le</text:span>s sont définis dans les 4 premières lignes du fichier « /<text:span text:style-name="T1">config.txt </text:span>» qui est préparé pour un fonctionnement sans connexion à internet :</text:p>
      <text:list text:style-name="L5">
        <text:list-item>
          <text:p text:style-name="P44">Nom du réseau de la station : valeur initiale dans le fichier <text:span text:style-name="T1">stationMeteo </text:span></text:p>
        </text:list-item>
        <text:list-item>
          <text:p text:style-name="P44"><text:span text:style-name="T1">SSID</text:span><text:span text:style-name="T3"> de la box WIFI du domicile : ligne vide si pas de connexion internet ou ssid de la box</text:span></text:p>
        </text:list-item>
        <text:list-item>
          <text:p text:style-name="P44"><text:span text:style-name="T1">Mot de passe</text:span><text:span text:style-name="T3"> de la box WIFI : <text:s/>ligne vide si pas de connexion internet</text:span></text:p>
        </text:list-item>
        <text:list-item>
          <text:p text:style-name="P44"><text:span text:style-name="T1">Nom du serveur NTP</text:span><text:span text:style-name="T3"> utilisé pour récupérer la date et l’heure courante : <text:s/>ligne vide si pas de connexion internet ou </text:span><text:span text:style-name="T1">pool.ntp.org</text:span></text:p>
        </text:list-item>
      </text:list>
      <text:p text:style-name="P11">En voici la liste des fonctions :</text:p>
      <text:list xml:id="list1427730549" text:style-name="L6">
        <text:list-item>
          <text:p text:style-name="P46">bool setup_Wifi(); // initialise la connexion WiFi</text:p>
        </text:list-item>
        <text:list-item>
          <text:p text:style-name="P46">bool isConnected_Wifi(); // Indique si le WiFi est connecté</text:p>
        </text:list-item>
        <text:list-item>
          <text:p text:style-name="P46">String getBoxSsid_Wifi(); // retourne le ssid de la box qui donne l'accès à internet</text:p>
        </text:list-item>
        <text:list-item>
          <text:p text:style-name="P46">int getAlarmLedPin_Wifi(); // Retourne le numéo de la pin qui indique l'éatt du <text:soft-page-break/>réseau WiFi</text:p>
        </text:list-item>
        <text:list-item>
          <text:p text:style-name="P46">int getChannel_Wifi(); // Retourne le numéro du canal utilisé par le WiFi</text:p>
        </text:list-item>
        <text:list-item>
          <text:p text:style-name="P46">bool shouldBeConnected_Wifi(); // Indique si la carte devrait connectéeau WiFi</text:p>
        </text:list-item>
        <text:list-item>
          <text:p text:style-name="P46">// interface pour la date et l'heure</text:p>
        </text:list-item>
        <text:list-item>
          <text:p text:style-name="P46">unsigned long get_EpochTime_Wifi(); // Retourne la valeur de la date et de l'heure</text:p>
        </text:list-item>
        <text:list-item>
          <text:p text:style-name="P46">void set_EpochTime_Wifi(unsigned long ep); // positionne la valeur de la date et de l'heure</text:p>
        </text:list-item>
        <text:list-item>
          <text:p text:style-name="P46">unsigned long getCurrentTime_Wifi(); // Retourne la date et l'heure actuelle </text:p>
        </text:list-item>
        <text:list-item>
          <text:p text:style-name="P46">String timeToString_Wifi(unsigned long _t); // Retourne sous forme de chaine de caractères lisible par un humain la date et l'heure passée par l'argument t</text:p>
        </text:list-item>
      </text:list>
      <text:p text:style-name="P5"/>
      <text:p text:style-name="P16">Le <text:s/>m<text:span text:style-name="T9">odule ESP_NOW</text:span></text:p>
      <text:p text:style-name="P26">Ce module <text:span text:style-name="T16">définit</text:span> l<text:span text:style-name="T16">a</text:span> fonction qui gère <text:s/><text:span text:style-name="T16">à l’aide de plusieurs autres fonctions privées </text:span>la connexion de Type ESP-NOW entre la carte centrale et les capteurs :</text:p>
      <text:list text:style-name="L7">
        <text:list-item>
          <text:p text:style-name="P51">bool setup_ESP_NOW(); // initialise le protocole de communication ESP-NOW de la carte </text:p>
        </text:list-item>
      </text:list>
      <text:p text:style-name="P33">Détails utiles pour coder un capteur </text:p>
      <text:p text:style-name="P25">Fonctionnement interne du module ESP_NOW </text:p>
      <text:p text:style-name="P35">L<text:span text:style-name="T5">e </text:span><text:s/><text:span text:style-name="T6">module ESP-NOW </text:span>collecte tous les messages envoyés par chacun des capteurs. </text:p>
      <text:p text:style-name="P23">Les capteurs envoient 2 types de message :</text:p>
      <text:list text:style-name="L8">
        <text:list-item>
          <text:p text:style-name="P45">un message de demande d’apairage sur le canal WIFI utilisé par le module central (type de message = 0)</text:p>
        </text:list-item>
        <text:list-item>
          <text:p text:style-name="P45">un message contenant des mesures (type de message = 1)</text:p>
        </text:list-item>
      </text:list>
      <text:p text:style-name="P23"/>
      <text:p text:style-name="P23">Le module central envoie un seul de type de message pour répondre positivement à la demande d’appairage </text:p>
      <text:p text:style-name="P23">La structure de chacun de ces messages est ainsi définie :</text:p>
      <text:p text:style-name="P23">Message de demande d’apairage sur le canal WIFI :</text:p>
      <text:p text:style-name="P4">typedef struct struct_pairing { <text:s text:c="6"/></text:p>
      <text:p text:style-name="P4"><text:s text:c="4"/>uint8_t msgType; <text:s/></text:p>
      <text:p text:style-name="P4"><text:s text:c="4"/>uint8_t id;</text:p>
      <text:p text:style-name="P4"><text:s text:c="4"/>uint8_t macAddr[6];</text:p>
      <text:p text:style-name="P4"><text:s text:c="4"/>uint8_t channel; // a été rendu no<text:span text:style-name="T13">n</text:span> obligatoire !</text:p>
      <text:p text:style-name="P4">} struct_pairing;</text:p>
      <text:p text:style-name="P23"/>
      <text:p text:style-name="P23">Pour répondre positivement à une demande d’apairage, le module central envoie la même structure de message avec msgType=1 et indique son adresse mac et le numéro de canal qu’il utilise.</text:p>
      <text:p text:style-name="P35">Voici la structure du message envoyé par les capteurs <text:span text:style-name="T6">pour envoyer des mesures</text:span> :</text:p>
      <text:p text:style-name="P6"/>
      <text:p text:style-name="P6">// taille maximale = 250</text:p>
      <text:p text:style-name="P6">// ici taille = 18 octets</text:p>
      <text:p text:style-name="P6">typedef struct struct_message {</text:p>
      <text:p text:style-name="P6"><text:s text:c="2"/>uint8_t msgType; // 1 octet</text:p>
      <text:p text:style-name="P6"><text:s text:c="2"/>uint8_t id; // 1 octet</text:p>
      <text:p text:style-name="P6"><text:s text:c="2"/>unsigned int seqNum; // 4 octets → <text:span text:style-name="T6">n’est pas exploitée dans cette version (mais elle est stockée sur la carte SD)</text:span></text:p>
      <text:p text:style-name="P6"><text:s text:c="2"/>float valeurs[10]; // taille = 10 * 4 = 40 octets <text:s/>-&gt; on pourrait avoir float valeurs[60]</text:p>
      <text:p text:style-name="P6">} struct_message;</text:p>
      <text:p text:style-name="P13"/>
      <text:p text:style-name="P13">Une fois <text:span text:style-name="T7">un message de mesures </text:span>reçu, <text:span text:style-name="T6">l’application, crée la ou les mesures. Une mesure est créée p</text:span><text:span text:style-name="T7">ou</text:span><text:span text:style-name="T6">r </text:span><text:span text:style-name="T7">chaque </text:span><text:span text:style-name="T6">valeur envoyée.</text:span></text:p>
      <text:p text:style-name="P9"><text:soft-page-break/>Ensuite chaque mesure est stockée sur la carte SD et la page <text:span text:style-name="T13">web </text:span>est mise à jour par exécution d’un code javascript déclenché par le module central.</text:p>
      <text:p text:style-name="P9">Le module central peut actuellement gérer jusqu’à 10 mesures par capteur, mais les tests ont <text:span text:style-name="T7">jusqu’ici </text:span>été limité à 3 mesures.</text:p>
      <text:p text:style-name="P10"/>
      <text:p text:style-name="P13"/>
      <text:p text:style-name="P30"><text:span text:style-name="T10">Le module BOARD</text:span> </text:p>
      <text:p text:style-name="P31">Chacun des capteurs est représenté par une variable de type BOARD. La configuration des l’ensemble des capteurs est stockée dans le fichier au format CSV <text:span text:style-name="T13">(</text:span><text:span text:style-name="T4">dont le caractère ; est le séparateur de champ)</text:span> <text:span text:style-name="T1">/boards.csv</text:span>.</text:p>
      <text:p text:style-name="P9"><text:span text:style-name="T13">Chaque ligne</text:span> d<text:span text:style-name="T13">u</text:span> fichier <text:span text:style-name="T1">boards.csv</text:span> <text:span text:style-name="T13">contient la description d’un capteur. Ce fichier </text:span>est modifiable soit par un éditeur de texte (comme Notepad++) soit par calc ou excel. Les différents <text:span text:style-name="T13">champs </text:span>d’une ligne sont <text:span text:style-name="T13">dans cet ordre</text:span> :</text:p>
      <text:list text:style-name="L9">
        <text:list-item>
          <text:p text:style-name="P47">id : l’identifiant du capteur (une valeur numérique de 1 à …)</text:p>
        </text:list-item>
        <text:list-item>
          <text:p text:style-name="P47">owner : le nom du responsable de ce capteur</text:p>
        </text:list-item>
        <text:list-item>
          <text:p text:style-name="P47">typemesures : une chaîne de caractères composée d’une suite d’un à trois types de mesure (typemesure) séparé par le caractère |. Chaque typemesure est identifié par un seul caractère. </text:p>
        </text:list-item>
        <text:list-item>
          <text:p text:style-name="P47">Unites : une chaîne de caractères composée d’une à trois unités (unite) séparées par le caractère |. Chaque unité est elle-même une chaîne de caractères qui ne doit pas contenir ni le caractère | ni le caractère ;</text:p>
        </text:list-item>
        <text:list-item>
          <text:p text:style-name="P47">titles : une chaîne de caractères composée d’un à trois « titles » (title) séparés par le caractère |. Chaque unité est elle-même une chaîne de caractères qui ne doit pas contenir ni le caractère | ni le caractère ;</text:p>
        </text:list-item>
      </text:list>
      <text:p text:style-name="P9"/>
      <text:p text:style-name="P12">Note : ces noms de champs sont utilisés dans le fichier board.html (lors de l’affichage d’une mesure dans une page web)</text:p>
      <text:p text:style-name="P12"/>
      <text:p text:style-name="P9">Voici la liste des caractères qui ont été choisis arbitrairement pour définir chacun un type de mesure :</text:p>
      <text:list xml:id="list1227765140" text:style-name="L10">
        <text:list-item>
          <text:p text:style-name="P48">a : vitesse du vent</text:p>
        </text:list-item>
        <text:list-item>
          <text:p text:style-name="P48">b : pression</text:p>
        </text:list-item>
        <text:list-item>
          <text:p text:style-name="P48">g : sens du vent</text:p>
        </text:list-item>
        <text:list-item>
          <text:p text:style-name="P48">h : hygrométrie</text:p>
        </text:list-item>
        <text:list-item>
          <text:p text:style-name="P48">n : niveau d’eau de pluie</text:p>
        </text:list-item>
        <text:list-item>
          <text:p text:style-name="P48">t : température</text:p>
        </text:list-item>
        <text:list-item>
          <text:p text:style-name="P50">c : niveau charge batterie</text:p>
        </text:list-item>
      </text:list>
      <text:p text:style-name="P9"/>
      <text:p text:style-name="P9">Par exemple, la carte du Pluviomètre gérée par <text:span text:style-name="T13">le capteur de </text:span>Claude qui envoie une seule mesure de niveau <text:span text:style-name="T8">d</text:span>’eau recueillie par le capteur est représentée par cette ligne :</text:p>
      <text:p text:style-name="P9"/>
      <text:p text:style-name="P32">3;Claude;n;mm;Pluviometre</text:p>
      <text:p text:style-name="P32"/>
      <text:p text:style-name="P34">Pour la carte gérée par <text:span text:style-name="T17">P</text:span>hilippe qui envoie la tem<text:span text:style-name="T8">p</text:span>érature, la pression et l’hygrométrie, la ligne est :</text:p>
      <text:p text:style-name="P34"/>
      <text:p text:style-name="P31"><text:span text:style-name="T12">1;Philippe;t|p|h;C|b|%;temperature|pression|hygro</text:span><text:line-break/></text:p>
      <text:p text:style-name="P37">Le module BOARD prépare, lors de son initialisation, le contenu de la page HTML utilisée par le module principal. </text:p>
      <text:p text:style-name="P37">Il regroupe les fonctions suivantes :</text:p>
      <text:p text:style-name="P37"/>
      <text:list text:style-name="L11">
        <text:list-item>
          <text:p text:style-name="P52"><text:soft-page-break/>bool setup_Board(); // initialise la description des capteurs à partir du fichier boards.csv</text:p>
        </text:list-item>
        <text:list-item>
          <text:p text:style-name="P52">char getBoardValueAsChar(board *_board, int index); // Retourne le type de mesure à la position définie par l'argument "index" du capteur board</text:p>
        </text:list-item>
        <text:list-item>
          <text:p text:style-name="P52">int getMaxBoards(); // Retourne le nombre de capteurs qui ont été définis dans le fichier boards.csv</text:p>
        </text:list-item>
        <text:list-item>
          <text:p text:style-name="P52">board * getBoardById(int boardId); // Retourne le capteur qui possède l'id défini par l'argument boardId</text:p>
        </text:list-item>
        <text:list-item>
          <text:p text:style-name="P52">board * getBoardByIndex(int index); // Retourne le capteur à la position définie par l'argument index</text:p>
        </text:list-item>
        <text:list-item>
          <text:p text:style-name="P52">String getIndex_html(); // Retourne la page html principale du tableau de bors des capteurs </text:p>
        </text:list-item>
        <text:list-item>
          <text:p text:style-name="P52">String getBoardString(String myString, int index); </text:p>
        </text:list-item>
        <text:list-item>
          <text:p text:style-name="P52">String boardToString (board _board); // Retourne une chaine de caractère représentant la description du capteur correspondant à l'argument _board</text:p>
        </text:list-item>
        <text:list-item>
          <text:p text:style-name="P52">int getNumberOfValues( String data); // Retourne le nombre de valeurs définies dans le descripteur data </text:p>
        </text:list-item>
      </text:list>
      <text:p text:style-name="P54"/>
      <text:p text:style-name="P17">Le module MESURES</text:p>
      <text:p text:style-name="P27">Ce module regroupe les fonctions qui permettent de gérer la visualisation et le stockage des mesures envoyées par les capteurs :</text:p>
      <text:list xml:id="list210960783" text:style-name="L12">
        <text:list-item>
          <text:p text:style-name="P53">bool setup_Mesures(); // initialise la liste des mesures qui seront manipulées par la carte</text:p>
        </text:list-item>
        <text:list-item>
          <text:p text:style-name="P53">unsigned long getNextIdMesure(); // Retourn l'id de la prochaine mesure</text:p>
        </text:list-item>
        <text:list-item>
          <text:p text:style-name="P53">mesure* creerMesure(board *_board, unsigned int seqNum, float value, int index); // crée et renvoie une mesure de valeur value envoyée par une carte à la position index </text:p>
        </text:list-item>
        <text:list-item>
          <text:p text:style-name="P53">ListeMesures * getListMesures(); // Retourne la liste des mesures</text:p>
        </text:list-item>
        <text:list-item>
          <text:p text:style-name="P53">void ajouterMesure(mesure * p_mesure); // Ajoute une mesure à la liste</text:p>
        </text:list-item>
        <text:list-item>
          <text:p text:style-name="P53">void storeMesure(); // stocke la première mesure de la liste et la retire de cette liste</text:p>
        </text:list-item>
      </text:list>
      <text:p text:style-name="P18"/>
      <text:p text:style-name="P59">Le module WEBSERVER_MESURES</text:p>
      <text:p text:style-name="P55">Il est chargé de répondre à la requête <text:span text:style-name="T1">/getMesures?from=xxxx&amp;to=yyyy</text:span></text:p>
      <text:p text:style-name="P55">Si from est absent, il est défini à 0</text:p>
      <text:p text:style-name="P55">Si to est absent, toutes les mesures depuis celle définie par <text:span text:style-name="T1">from</text:span> jusqu’à la fin du fichier sont envoyées au navigateur</text:p>
      <text:p text:style-name="P58"/>
      <text:list xml:id="list114954598507810" text:continue-numbering="true" text:style-name="L12">
        <text:list-item>
          <text:p text:style-name="P49">void resetServerBusy(); // Force l'état du serveur à prêt</text:p>
        </text:list-item>
        <text:list-item>
          <text:p text:style-name="P49">AsyncWebServerResponse * fillMesures(AsyncWebServerRequest *request); // renvoie les mesures comprises entre la position définie par le paramètre "from" et celle définie par le paramètre "to" tous les portés par la requêtes /getMesures?from=xxx&amp;to=yyy</text:p>
          <text:p text:style-name="P57"/>
        </text:list-item>
      </text:list>
      <text:p text:style-name="P2"/>
      <text:p text:style-name="P7"/>
      <text:p text:style-name="P7"/>
      <text:p text:style-name="P7"/>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laude Viéville</meta:initial-creator>
    <meta:creation-date>2022-05-10T11:13:50.16</meta:creation-date>
    <dc:date>2023-11-05T11:49:52.890000000</dc:date>
    <meta:editing-duration>PT13H27M47S</meta:editing-duration>
    <meta:editing-cycles>45</meta:editing-cycles>
    <meta:generator>LibreOffice/7.4.3.2$Windows_X86_64 LibreOffice_project/1048a8393ae2eeec98dff31b5c133c5f1d08b890</meta:generator>
    <meta:document-statistic meta:table-count="0" meta:image-count="0" meta:object-count="0" meta:page-count="5" meta:paragraph-count="138" meta:word-count="2093" meta:character-count="12369" meta:non-whitespace-character-count="10411"/>
  </office:meta>
</office:document-meta>
</file>